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6666" draw:fill-color="#eeeeee" draw:textarea-horizontal-align="justify" draw:textarea-vertical-align="middle" draw:auto-grow-height="false" fo:min-height="2.15cm" fo:min-width="5.7cm"/>
    </style:style>
    <style:style style:name="gr2" style:family="graphic" style:parent-style-name="standard">
      <style:graphic-properties svg:stroke-color="#666666" draw:fill-color="#eeeeee" draw:textarea-horizontal-align="justify" draw:textarea-vertical-align="middle" draw:auto-grow-height="false" fo:min-height="4.35cm" fo:min-width="5.7cm"/>
    </style:style>
    <style:style style:name="gr3" style:family="graphic" style:parent-style-name="standard">
      <style:graphic-properties draw:textarea-horizontal-align="justify" draw:textarea-vertical-align="middle" draw:auto-grow-height="false" fo:min-height="1.75cm" fo:min-width="3.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1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6" style:family="graphic" style:parent-style-name="standard">
      <style:graphic-properties svg:stroke-color="#ff6600" draw:fill-color="#ffcc00" draw:textarea-horizontal-align="justify" draw:textarea-vertical-align="middle" draw:auto-grow-height="false" fo:min-height="1.75cm" fo:min-width="3.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2.5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2.581cm"/>
    </style:style>
    <style:style style:name="gr10" style:family="graphic" style:parent-style-name="standard">
      <style:graphic-properties draw:stroke="none" svg:stroke-color="#eeeeee" draw:fill="none" draw:fill-color="#ffffff" draw:textarea-horizontal-align="left" draw:auto-grow-height="true" draw:auto-grow-width="false" fo:min-height="0.549cm" fo:min-width="2.783cm"/>
    </style:style>
    <style:style style:name="gr11" style:family="graphic" style:parent-style-name="objectwithoutfill">
      <style:graphic-properties svg:stroke-color="#b2b2b2" draw:fill="none" draw:textarea-vertical-align="middle"/>
    </style:style>
    <style:style style:name="gr12" style:family="graphic" style:parent-style-name="standard">
      <style:graphic-properties svg:stroke-color="#006600" draw:fill-color="#00ff66" draw:textarea-horizontal-align="justify" draw:textarea-vertical-align="middle" draw:auto-grow-height="false" fo:min-height="1.75cm" fo:min-width="3.7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dash" draw:stroke-dash="Fine_20_Dashed" svg:stroke-width="0.1cm" svg:stroke-color="#ff3333" draw:marker-start-width="0.35cm" draw:marker-end-width="0.35cm" draw:fill="none" draw:textarea-horizontal-align="justify" draw:textarea-vertical-align="middle" draw:auto-grow-height="false" fo:min-height="8.817cm" fo:min-width="1.734cm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1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8cm" fo:min-width="0cm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variant="small-cap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4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-color="#ffcc00"/>
      <style:paragraph-properties fo:text-align="center"/>
    </style:style>
    <style:style style:name="P6" style:family="paragraph">
      <loext:graphic-properties draw:fill="none" draw:fill-color="#ffffff"/>
      <style:text-properties fo:font-variant="small-caps"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ff66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variant="small-caps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1" style:family="text">
      <style:text-properties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2cm" svg:height="2.4cm" svg:x="19.104cm" svg:y="13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6.2cm" svg:height="4.6cm" svg:x="19.104cm" svg:y="3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cm" svg:height="2.4cm" svg:x="19.104cm" svg:y="0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cm" svg:height="2.4cm" svg:x="19.104cm" svg:y="10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6.2cm" svg:height="2.4cm" svg:x="19.104cm" svg:y="8.2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4.2cm" svg:height="2cm" svg:x="0.404cm" svg:y="1.5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1cm" svg:y="1.5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0.804cm" svg:y="2.225cm">
          <draw:text-box>
            <text:p text:style-name="P2"><text:span text:style-name="T2">Browser-based live-viewer</text:span></text:p>
          </draw:text-box>
        </draw:frame>
        <draw:custom-shape draw:style-name="gr3" draw:text-style-name="P2" draw:layer="layout" svg:width="4.2cm" svg:height="2cm" svg:x="0.405cm" svg:y="4.1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2cm" svg:y="4.1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0.805cm" svg:y="4.825cm">
          <draw:text-box>
            <text:p text:style-name="P2"><text:span text:style-name="T2">Browser-based live-viewer</text:span></text:p>
          </draw:text-box>
        </draw:frame>
        <draw:custom-shape draw:style-name="gr3" draw:text-style-name="P2" draw:layer="layout" svg:width="4.2cm" svg:height="2cm" svg:x="0.406cm" svg:y="6.7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3cm" svg:y="6.7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1.006cm" svg:y="7.425cm">
          <draw:text-box>
            <text:p text:style-name="P2"><text:span text:style-name="T2">OCS control client</text:span></text:p>
          </draw:text-box>
        </draw:frame>
        <draw:custom-shape draw:style-name="gr3" draw:text-style-name="P2" draw:layer="layout" svg:width="4.2cm" svg:height="2cm" svg:x="0.407cm" svg:y="9.3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4cm" svg:y="9.3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0.707cm" svg:y="10.025cm">
          <draw:text-box>
            <text:p text:style-name="P2"><text:span text:style-name="T2">Send SMS </text:span><text:span text:style-name="T2">when fridge </text:span><text:span text:style-name="T2">is warm</text:span></text:p>
          </draw:text-box>
        </draw:frame>
        <draw:custom-shape draw:style-name="gr3" draw:text-style-name="P2" xml:id="id6" draw:id="id6" draw:layer="layout" svg:width="4.2cm" svg:height="2cm" svg:x="0.408cm" svg:y="11.82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8cm" svg:height="0.662cm" svg:x="0.385cm" svg:y="11.863cm">
          <draw:text-box>
            <text:p><text:span text:style-name="T1">Consumer</text:span></text:p>
          </draw:text-box>
        </draw:frame>
        <draw:frame draw:style-name="gr5" draw:text-style-name="P4" draw:layer="layout" svg:width="3.7cm" svg:height="1.199cm" svg:x="1.008cm" svg:y="12.525cm">
          <draw:text-box>
            <text:p text:style-name="P2"><text:span text:style-name="T2">Any other possible </text:span><text:span text:style-name="T2">use ...</text:span></text:p>
          </draw:text-box>
        </draw:frame>
        <draw:custom-shape draw:style-name="gr6" draw:text-style-name="P5" draw:layer="layout" svg:width="4.2cm" svg:height="2cm" svg:x="19.305cm" svg:y="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78cm" svg:height="0.662cm" svg:x="19.282cm" svg:y="0.963cm">
          <draw:text-box>
            <text:p><text:span text:style-name="T1">Data node server</text:span></text:p>
          </draw:text-box>
        </draw:frame>
        <draw:frame draw:style-name="gr8" draw:text-style-name="P4" draw:layer="layout" svg:width="3.7cm" svg:height="0.725cm" svg:x="19.905cm" svg:y="1.625cm">
          <draw:text-box>
            <text:p text:style-name="P2"><text:span text:style-name="T2">Historic </text:span><text:span text:style-name="T2">data</text:span></text:p>
          </draw:text-box>
        </draw:frame>
        <draw:custom-shape draw:style-name="gr6" draw:text-style-name="P5" draw:layer="layout" svg:width="4.2cm" svg:height="2cm" svg:x="19.306cm" svg:y="3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3" draw:layer="layout" svg:width="3.478cm" svg:height="0.662cm" svg:x="19.283cm" svg:y="3.563cm">
          <draw:text-box>
            <text:p><text:span text:style-name="T1">Data node server</text:span></text:p>
          </draw:text-box>
        </draw:frame>
        <draw:custom-shape draw:style-name="gr6" draw:text-style-name="P5" draw:layer="layout" svg:width="4.2cm" svg:height="2cm" svg:x="19.307cm" svg:y="5.8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4cm" svg:y="5.863cm">
          <draw:text-box>
            <text:p><text:span text:style-name="T1">Data node server</text:span></text:p>
          </draw:text-box>
        </draw:frame>
        <draw:frame draw:style-name="gr5" draw:text-style-name="P4" draw:layer="layout" svg:width="3.7cm" svg:height="1.199cm" svg:x="19.907cm" svg:y="6.525cm">
          <draw:text-box>
            <text:p text:style-name="P2"><text:span text:style-name="T2">Live </text:span><text:span text:style-name="T2">detector </text:span><text:span text:style-name="T2">data</text:span></text:p>
          </draw:text-box>
        </draw:frame>
        <draw:custom-shape draw:style-name="gr6" draw:text-style-name="P5" xml:id="id10" draw:id="id10" draw:layer="layout" svg:width="4.2cm" svg:height="2cm" svg:x="19.31cm" svg:y="13.6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7cm" svg:y="13.663cm">
          <draw:text-box>
            <text:p><text:span text:style-name="T1">Data node server</text:span></text:p>
          </draw:text-box>
        </draw:frame>
        <draw:frame draw:style-name="gr5" draw:text-style-name="P4" draw:layer="layout" svg:width="2.294cm" svg:height="1.199cm" svg:x="20.41cm" svg:y="14.325cm">
          <draw:text-box>
            <text:p text:style-name="P2"><text:span text:style-name="T2">Other ...</text:span></text:p>
          </draw:text-box>
        </draw:frame>
        <draw:custom-shape draw:style-name="gr6" draw:text-style-name="P5" draw:layer="layout" svg:width="4.2cm" svg:height="2cm" svg:x="19.309cm" svg:y="11.0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6cm" svg:y="11.063cm">
          <draw:text-box>
            <text:p><text:span text:style-name="T1">Data node server</text:span></text:p>
          </draw:text-box>
        </draw:frame>
        <draw:frame draw:style-name="gr8" draw:text-style-name="P4" draw:layer="layout" svg:width="1.995cm" svg:height="0.725cm" svg:x="20.409cm" svg:y="11.725cm">
          <draw:text-box>
            <text:p text:style-name="P2"><text:span text:style-name="T2">Alarms</text:span></text:p>
          </draw:text-box>
        </draw:frame>
        <draw:custom-shape draw:style-name="gr6" draw:text-style-name="P5" draw:layer="layout" svg:width="4.2cm" svg:height="2cm" svg:x="19.308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3.478cm" svg:height="0.662cm" svg:x="19.285cm" svg:y="8.463cm">
          <draw:text-box>
            <text:p><text:span text:style-name="T1">Data node server</text:span></text:p>
          </draw:text-box>
        </draw:frame>
        <draw:frame draw:style-name="gr5" draw:text-style-name="P4" draw:layer="layout" svg:width="3.7cm" svg:height="1.199cm" svg:x="19.908cm" svg:y="9.125cm">
          <draw:text-box>
            <text:p text:style-name="P2"><text:span text:style-name="T2">Telescope control state</text:span></text:p>
          </draw:text-box>
        </draw:frame>
        <draw:frame draw:style-name="gr10" draw:text-style-name="P6" draw:layer="layout" svg:width="3.283cm" svg:height="0.799cm" svg:x="8.594cm" svg:y="0.788cm">
          <draw:text-box>
            <text:p><text:span text:style-name="T3">WAMP Router</text:span></text:p>
          </draw:text-box>
        </draw:frame>
        <draw:connector draw:style-name="gr11" draw:text-style-name="P7" draw:layer="layout" draw:type="line" svg:x1="4.605cm" svg:y1="2.55cm" svg:x2="19.307cm" svg:y2="4.65cm" svg:d="M4605 2550l14702 2100" svg:viewBox="0 0 14703 2101">
          <text:p/>
        </draw:connector>
        <draw:connector draw:style-name="gr11" draw:text-style-name="P7" xml:id="id8" draw:id="id8" draw:layer="layout" draw:type="line" svg:x1="4.605cm" svg:y1="2.55cm" svg:x2="19.308cm" svg:y2="6.85cm" svg:d="M4605 2550l14703 4300" svg:viewBox="0 0 14704 4301">
          <text:p/>
        </draw:connector>
        <draw:connector draw:style-name="gr11" draw:text-style-name="P7" xml:id="id9" draw:id="id9" draw:layer="layout" draw:type="line" svg:x1="4.605cm" svg:y1="2.55cm" svg:x2="19.309cm" svg:y2="9.45cm" svg:d="M4605 2550l14704 6900" svg:viewBox="0 0 14705 6901">
          <text:p/>
        </draw:connector>
        <draw:connector draw:style-name="gr11" draw:text-style-name="P7" xml:id="id1" draw:id="id1" draw:layer="layout" draw:type="line" svg:x1="4.605cm" svg:y1="2.55cm" svg:x2="19.31cm" svg:y2="12.05cm" svg:d="M4605 2550l14705 9500" svg:viewBox="0 0 14706 9501">
          <text:p/>
        </draw:connector>
        <draw:connector draw:style-name="gr11" draw:text-style-name="P7" xml:id="id3" draw:id="id3" draw:layer="layout" draw:type="line" svg:x1="4.606cm" svg:y1="5.15cm" svg:x2="19.306cm" svg:y2="2.05cm" svg:d="M4606 5150l14700-3100" svg:viewBox="0 0 14701 3101">
          <text:p/>
        </draw:connector>
        <draw:connector draw:style-name="gr11" draw:text-style-name="P7" xml:id="id7" draw:id="id7" draw:layer="layout" draw:type="line" svg:x1="4.607cm" svg:y1="7.75cm" svg:x2="19.307cm" svg:y2="4.65cm" svg:d="M4607 7750l14700-3100" svg:viewBox="0 0 14701 3101">
          <text:p/>
        </draw:connector>
        <draw:connector draw:style-name="gr11" draw:text-style-name="P7" xml:id="id4" draw:id="id4" draw:layer="layout" draw:type="line" svg:x1="4.607cm" svg:y1="7.75cm" svg:x2="19.31cm" svg:y2="12.05cm" svg:d="M4607 7750l14703 4300" svg:viewBox="0 0 14704 4301">
          <text:p/>
        </draw:connector>
        <draw:connector draw:style-name="gr11" draw:text-style-name="P7" xml:id="id5" draw:id="id5" draw:layer="layout" draw:type="line" svg:x1="4.608cm" svg:y1="10.35cm" svg:x2="19.31cm" svg:y2="12.05cm" svg:d="M4608 10350l14702 1700" svg:viewBox="0 0 14703 1701">
          <text:p/>
        </draw:connector>
        <draw:custom-shape draw:style-name="gr12" draw:text-style-name="P8" xml:id="id2" draw:id="id2" draw:layer="layout" svg:width="4.2cm" svg:height="2cm" svg:x="8.527cm" svg:y="6.967cm">
          <text:p/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type="line" svg:x1="4.605cm" svg:y1="2.55cm" svg:x2="8.527cm" svg:y2="7.967cm" draw:start-shape="id1" draw:start-glue-point="2" draw:end-shape="id2" draw:end-glue-point="3" svg:d="M4605 2550l3922 5417" svg:viewBox="0 0 3923 5418">
          <text:p/>
        </draw:connector>
        <draw:connector draw:style-name="gr13" draw:text-style-name="P7" draw:layer="layout" draw:type="line" svg:x1="4.606cm" svg:y1="5.15cm" svg:x2="8.527cm" svg:y2="7.967cm" draw:start-shape="id3" draw:start-glue-point="2" draw:end-shape="id2" draw:end-glue-point="3" svg:d="M4606 5150l3921 2817" svg:viewBox="0 0 3922 2818">
          <text:p/>
        </draw:connector>
        <draw:connector draw:style-name="gr13" draw:text-style-name="P7" draw:layer="layout" draw:type="line" svg:x1="4.607cm" svg:y1="7.75cm" svg:x2="8.527cm" svg:y2="7.967cm" draw:start-shape="id4" draw:start-glue-point="2" draw:end-shape="id2" draw:end-glue-point="3" svg:d="M4607 7750l3920 217" svg:viewBox="0 0 3921 218">
          <text:p/>
        </draw:connector>
        <draw:connector draw:style-name="gr13" draw:text-style-name="P7" draw:layer="layout" draw:type="line" svg:x1="4.608cm" svg:y1="10.35cm" svg:x2="8.527cm" svg:y2="7.967cm" draw:start-shape="id5" draw:start-glue-point="2" draw:end-shape="id2" draw:end-glue-point="3" svg:d="M4608 10350l3919-2383" svg:viewBox="0 0 3920 2384">
          <text:p/>
        </draw:connector>
        <draw:connector draw:style-name="gr13" draw:text-style-name="P7" draw:layer="layout" draw:type="line" svg:x1="4.608cm" svg:y1="12.825cm" svg:x2="8.527cm" svg:y2="7.967cm" draw:start-shape="id6" draw:start-glue-point="1" draw:end-shape="id2" draw:end-glue-point="3" svg:d="M4608 12825l3919-4858" svg:viewBox="0 0 3920 4859">
          <text:p/>
        </draw:connector>
        <draw:connector draw:style-name="gr13" draw:text-style-name="P7" draw:layer="layout" draw:type="line" svg:x1="12.727cm" svg:y1="7.967cm" svg:x2="19.306cm" svg:y2="2.05cm" draw:start-shape="id2" draw:start-glue-point="1" draw:end-shape="id3" draw:end-glue-point="3" svg:d="M12727 7967l6579-5917" svg:viewBox="0 0 6580 5918">
          <text:p/>
        </draw:connector>
        <draw:connector draw:style-name="gr13" draw:text-style-name="P7" draw:layer="layout" draw:type="line" svg:x1="12.727cm" svg:y1="7.967cm" svg:x2="19.307cm" svg:y2="4.65cm" draw:start-shape="id2" draw:start-glue-point="1" draw:end-shape="id7" draw:end-glue-point="3" svg:d="M12727 7967l6580-3317" svg:viewBox="0 0 6581 3318">
          <text:p/>
        </draw:connector>
        <draw:connector draw:style-name="gr13" draw:text-style-name="P7" draw:layer="layout" draw:type="line" svg:x1="12.727cm" svg:y1="7.967cm" svg:x2="19.308cm" svg:y2="6.85cm" draw:start-shape="id2" draw:start-glue-point="1" draw:end-shape="id8" draw:end-glue-point="3" svg:d="M12727 7967l6581-1117" svg:viewBox="0 0 6582 1118">
          <text:p/>
        </draw:connector>
        <draw:connector draw:style-name="gr13" draw:text-style-name="P7" draw:layer="layout" draw:type="line" svg:x1="12.727cm" svg:y1="7.967cm" svg:x2="19.309cm" svg:y2="9.45cm" draw:start-shape="id2" draw:start-glue-point="1" draw:end-shape="id9" draw:end-glue-point="3" svg:d="M12727 7967l6582 1483" svg:viewBox="0 0 6583 1484">
          <text:p/>
        </draw:connector>
        <draw:connector draw:style-name="gr13" draw:text-style-name="P7" draw:layer="layout" draw:type="line" svg:x1="12.727cm" svg:y1="7.967cm" svg:x2="19.104cm" svg:y2="12.025cm" draw:start-shape="id2" draw:start-glue-point="1" svg:d="M12727 7967l6377 4058" svg:viewBox="0 0 6378 4059">
          <text:p/>
        </draw:connector>
        <draw:connector draw:style-name="gr13" draw:text-style-name="P7" draw:layer="layout" draw:type="line" svg:x1="12.727cm" svg:y1="7.967cm" svg:x2="19.31cm" svg:y2="14.625cm" draw:start-shape="id2" draw:start-glue-point="1" draw:end-shape="id10" draw:end-glue-point="3" svg:d="M12727 7967l6583 6658" svg:viewBox="0 0 6584 6659">
          <text:p/>
        </draw:connector>
        <draw:custom-shape draw:style-name="gr14" draw:text-style-name="P7" draw:layer="layout" svg:width="3.3cm" svg:height="12.963cm" svg:x="8.5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3" draw:layer="layout" svg:width="1.217cm" svg:height="0.662cm" svg:x="8.504cm" svg:y="7.005cm">
          <draw:text-box>
            <text:p><text:span text:style-name="T1">Hub</text:span></text:p>
          </draw:text-box>
        </draw:frame>
        <draw:frame draw:style-name="gr16" draw:text-style-name="P4" draw:layer="layout" svg:width="4.001cm" svg:height="1.673cm" svg:x="8.626cm" svg:y="7.667cm">
          <draw:text-box>
            <text:p text:style-name="P2"><text:span text:style-name="T2">Knows list of data node servers</text:span></text:p>
          </draw:text-box>
        </draw:frame>
        <draw:frame draw:style-name="gr17" draw:text-style-name="P9" draw:layer="layout" svg:width="1.624cm" svg:height="1.138cm" draw:transform="rotate (1.5707963267949) translate (23.866cm 10.249cm)">
          <draw:text-box>
            <text:p text:style-name="P2"><text:span text:style-name="T1">OCS Client</text:span></text:p>
          </draw:text-box>
        </draw:frame>
        <draw:frame draw:style-name="gr17" draw:text-style-name="P9" draw:layer="layout" svg:width="1.624cm" svg:height="1.138cm" draw:transform="rotate (1.5707963267949) translate (23.866cm 12.849cm)">
          <draw:text-box>
            <text:p text:style-name="P2"><text:span text:style-name="T1">OCS </text:span><text:span text:style-name="T1">Client</text:span></text:p>
          </draw:text-box>
        </draw:frame>
        <draw:frame draw:style-name="gr17" draw:text-style-name="P9" draw:layer="layout" svg:width="1.624cm" svg:height="1.138cm" draw:transform="rotate (1.5707963267949) translate (23.866cm 2.849cm)">
          <draw:text-box>
            <text:p text:style-name="P2"><text:span text:style-name="T1">OCS </text:span><text:span text:style-name="T1">Client</text:span></text:p>
          </draw:text-box>
        </draw:frame>
        <draw:frame draw:style-name="gr17" draw:text-style-name="P9" draw:layer="layout" svg:width="1.624cm" svg:height="1.138cm" draw:transform="rotate (1.5707963267949) translate (23.866cm 6.549cm)">
          <draw:text-box>
            <text:p text:style-name="P2"><text:span text:style-name="T1">OCS Client</text:span></text:p>
          </draw:text-box>
        </draw:frame>
        <draw:frame draw:style-name="gr17" draw:text-style-name="P9" draw:layer="layout" svg:width="1.624cm" svg:height="1.138cm" draw:transform="rotate (1.5707963267949) translate (23.866cm 15.449cm)">
          <draw:text-box>
            <text:p text:style-name="P2"><text:span text:style-name="T1">OCS Client</text:span></text:p>
          </draw:text-box>
        </draw:frame>
        <draw:frame draw:style-name="gr8" draw:text-style-name="P4" draw:layer="layout" svg:width="3.7cm" svg:height="0.725cm" svg:x="19.906cm" svg:y="4.226cm">
          <draw:text-box>
            <text:p text:style-name="P2"><text:span text:style-name="T2">Live HK data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dam Hincks</meta:initial-creator>
    <meta:creation-date>2018-04-29T12:28:25.106200517</meta:creation-date>
    <dc:date>2018-04-29T13:55:37.139895574</dc:date>
    <dc:creator>Adam Hincks</dc:creator>
    <meta:editing-duration>PT1H17M</meta:editing-duration>
    <meta:editing-cycles>2</meta:editing-cycles>
    <meta:generator>LibreOffice/5.4.6.2$Linux_X86_64 LibreOffice_project/40m0$Build-2</meta:generator>
    <meta:document-statistic meta:object-count="67"/>
  </office:meta>
</office:document-meta>
</file>